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dffd" officeooo:paragraph-rsid="001cdf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dffd" officeooo:paragraph-rsid="001cdff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dffd" officeooo:paragraph-rsid="001dba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ba44" officeooo:paragraph-rsid="001dba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dffd" officeooo:paragraph-rsid="001cdff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dffd" officeooo:paragraph-rsid="001cdff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dffd" officeooo:paragraph-rsid="001dba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ba44" officeooo:paragraph-rsid="001dba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ba44" officeooo:paragraph-rsid="0022639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cdffd" officeooo:paragraph-rsid="001cdff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dba44" officeooo:paragraph-rsid="0022639e" style:font-weight-asian="bold" style:font-weight-complex="bold"/>
    </style:style>
    <style:style style:name="T1" style:family="text">
      <style:text-properties officeooo:rsid="001cdf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ff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5004"/>
    </style:style>
    <style:style style:name="T6" style:family="text">
      <style:text-properties officeooo:rsid="00226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Dados – Modelo Conceitual de Dados</text:p>
      <text:p text:style-name="P1"/>
      <text:p text:style-name="P1">MVP</text:p>
      <text:p text:style-name="P2">Cadastro Usuário</text:p>
      <text:p text:style-name="P5">Dados Necessários: Nome Completo, E-mail, Senha.</text:p>
      <text:p text:style-name="P2">Cadastro Produto:</text:p>
      <text:p text:style-name="P5">Dados Necessários: Código do Produto, Nome do Produto, Categoria do Produto, Número Ativo.</text:p>
      <text:p text:style-name="P2">Cadastro Endereços: <text:s/><text:span text:style-name="T2">Endereço do Produto, Código do Produto, Quantidade.</text:span></text:p>
      <text:p text:style-name="P5"><text:tab/></text:p>
      <text:p text:style-name="P1">Produto Completo</text:p>
      <text:p text:style-name="P11"><text:span text:style-name="T6">Access</text:span>:</text:p>
      <text:p text:style-name="P11">Dados Necessários: <text:span text:style-name="T2">código Usuário,</text:span> <text:span text:style-name="T2">Data Atual, validade (expiração da senha), <text:s/>Nome, Senha Atual,</text:span></text:p>
      <text:p text:style-name="P9"/>
      <text:p text:style-name="P2">Cadastro Usuário</text:p>
      <text:p text:style-name="P5"><text:span text:style-name="T4">Dados Necessários: </text:span>Nome, Sobrenome, Código do Usuário, Cargo, Setor, Número de Registro, Carteira de Trabalho, RG, CPF, Telefone, Celular, CEP, Endereço, Bairro, Municipio, Observação, Email, Nível de Acesso, Rede Social</text:p>
      <text:p text:style-name="P5"/>
      <text:p text:style-name="P2">Cadastro Produto:</text:p>
      <text:p text:style-name="P5"><text:span text:style-name="T4">Dados Necessários: </text:span>Código do Produto, Nome do Produto, Categoria do Produto, Número Ativo.</text:p>
      <text:p text:style-name="P5"/>
      <text:p text:style-name="P2">Cadastro Categoria:</text:p>
      <text:p text:style-name="P5"><text:span text:style-name="T4">Dados Necessários:</text:span> Código Categoria, Nome Categoria, Descrição, Status.</text:p>
      <text:p text:style-name="P5"/>
      <text:p text:style-name="P3">Cadastro Endereço: <text:s/></text:p>
      <text:p text:style-name="P7">Código do Endereço, Telefone, Setor, Ramal, Observação, <text:span text:style-name="T5">Quantidadem Endereço</text:span></text:p>
      <text:p text:style-name="P7"/>
      <text:p text:style-name="P4">Cadastro Fornecedor:</text:p>
      <text:p text:style-name="P4"><text:span text:style-name="T1">Dados Necessários:</text:span><text:span text:style-name="T3"> </text:span><text:s/><text:span text:style-name="T2">Código Forcenedor, Razão Social, Nome Fantasia, Tipo Fornecedor, CNPJ, CEP, Endereço, Bairro, Municipio, Estado, Telefone, E-mail, Observação, Contato, Site, Status</text:span></text:p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6:52.232857030</meta:creation-date>
    <dc:date>2021-10-02T17:36:42.545500020</dc:date>
    <meta:editing-duration>PT2H30M47S</meta:editing-duration>
    <meta:editing-cycles>4</meta:editing-cycles>
    <meta:generator>LibreOffice/7.1.6.2$Linux_X86_64 LibreOffice_project/10$Build-2</meta:generator>
    <meta:document-statistic meta:table-count="0" meta:image-count="0" meta:object-count="0" meta:page-count="1" meta:paragraph-count="21" meta:word-count="148" meta:character-count="1147" meta:non-whitespace-character-count="1012"/>
  </office:meta>
</office:document-meta>
</file>